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2.646cm"/>
    </style:style>
    <style:style style:name="Tabla1.B" style:family="table-column">
      <style:table-column-properties style:column-width="5.854cm"/>
    </style:style>
    <style:style style:name="Tabla1.C" style:family="table-column">
      <style:table-column-properties style:column-width="2.692cm"/>
    </style:style>
    <style:style style:name="Tabla1.D" style:family="table-column">
      <style:table-column-properties style:column-width="5.821cm"/>
    </style:style>
    <style:style style:name="Tabla1.A1" style:family="table-cell">
      <style:table-cell-properties fo:padding="0.097cm" fo:border="none"/>
    </style:style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4.419cm"/>
    </style:style>
    <style:style style:name="Tabla3.B" style:family="table-column">
      <style:table-column-properties style:column-width="4.082cm"/>
    </style:style>
    <style:style style:name="Tabla3.C" style:family="table-column">
      <style:table-column-properties style:column-width="3.512cm"/>
    </style:style>
    <style:style style:name="Tabla3.D" style:family="table-column">
      <style:table-column-properties style:column-width="5.001cm"/>
    </style:style>
    <style:style style:name="Tabla3.A1" style:family="table-cell">
      <style:table-cell-properties fo:padding="0.097cm" fo:border="none"/>
    </style:style>
    <style:style style:name="Tabla4" style:family="table">
      <style:table-properties style:width="17.013cm" fo:margin-left="0cm" table:align="left"/>
    </style:style>
    <style:style style:name="Tabla4.A" style:family="table-column">
      <style:table-column-properties style:column-width="4.392cm"/>
    </style:style>
    <style:style style:name="Tabla4.B" style:family="table-column">
      <style:table-column-properties style:column-width="4.108cm"/>
    </style:style>
    <style:style style:name="Tabla4.C" style:family="table-column">
      <style:table-column-properties style:column-width="3.485cm"/>
    </style:style>
    <style:style style:name="Tabla4.D" style:family="table-column">
      <style:table-column-properties style:column-width="5.027cm"/>
    </style:style>
    <style:style style:name="Tabla4.A1" style:family="table-cell">
      <style:table-cell-properties fo:padding="0.097cm" fo:border="none"/>
    </style:style>
    <style:style style:name="Tabla5" style:family="table">
      <style:table-properties style:width="17.013cm" fo:margin-left="0cm" table:align="left"/>
    </style:style>
    <style:style style:name="Tabla5.A" style:family="table-column">
      <style:table-column-properties style:column-width="5.424cm"/>
    </style:style>
    <style:style style:name="Tabla5.B" style:family="table-column">
      <style:table-column-properties style:column-width="11.589cm"/>
    </style:style>
    <style:style style:name="Tabla5.A1" style:family="table-cell">
      <style:table-cell-properties fo:padding="0.097cm" fo:border="none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none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none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none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none"/>
    </style:style>
    <style:style style:name="P1" style:family="paragraph" style:parent-style-name="Table_20_Contents">
      <style:text-properties style:font-name-asian="SimSun" style:font-size-asian="10pt" style:font-name-complex="Tahoma" style:font-size-complex="10pt"/>
    </style:style>
    <style:style style:name="P2" style:family="paragraph" style:parent-style-name="Table_20_Contents">
      <style:paragraph-properties fo:text-align="justify" style:justify-single-word="false"/>
      <style:text-properties style:font-name-asian="SimSun" style:font-size-asian="10pt" style:font-name-complex="Tahoma" style:font-size-complex="10pt"/>
    </style:style>
    <style:style style:name="P3" style:family="paragraph" style:parent-style-name="Table_20_Contents">
      <style:text-properties fo:font-weight="bold" style:font-name-asian="SimSun" style:font-size-asian="10pt" style:font-weight-asian="bold" style:font-name-complex="Tahoma" style:font-size-complex="10pt" style:font-weight-complex="bold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text-properties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style:font-name-asian="SimSun" style:font-size-asian="10pt" style:font-weight-asian="bold" style:font-name-complex="Tahoma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text-properties style:font-size-asian="10pt" style:font-size-complex="10pt"/>
    </style:style>
    <style:style style:name="P10" style:family="paragraph" style:parent-style-name="Table_20_Contents">
      <style:paragraph-properties fo:text-align="justify" style:justify-single-word="false"/>
      <style:text-properties style:font-size-asian="10pt" style:font-size-complex="10pt"/>
    </style:style>
    <style:style style:name="P11" style:family="paragraph" style:parent-style-name="Text_20_body">
      <style:text-properties style:font-name="Arial" fo:font-size="10pt" style:font-size-asian="10pt" style:font-size-complex="10pt"/>
    </style:style>
    <style:style style:name="P12" style:family="paragraph" style:parent-style-name="Text_20_body" style:list-style-name="">
      <style:text-properties style:font-name="Arial" fo:font-size="10pt" style:font-size-asian="10pt" style:font-size-complex="10pt"/>
    </style:style>
    <style:style style:name="P13" style:family="paragraph" style:parent-style-name="Heading_20_2">
      <style:text-properties style:font-name="Arial" fo:font-size="10pt" style:font-size-asian="10pt" style:font-size-complex="10pt"/>
    </style:style>
    <style:style style:name="P14" style:family="paragraph" style:parent-style-name="Heading_20_2" style:list-style-name="">
      <style:text-properties style:font-name="Arial" fo:font-size="10pt" style:font-size-asian="10pt" style:font-size-complex="10pt"/>
    </style:style>
    <style:style style:name="P15" style:family="paragraph" style:parent-style-name="Heading_20_2">
      <style:paragraph-properties fo:break-before="page"/>
      <style:text-properties style:font-name="Arial" fo:font-size="10pt" style:font-size-asian="10pt" style:font-size-complex="10pt"/>
    </style:style>
    <style:style style:name="T1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columns-spanned="4" office:value-type="string">
            <text:p text:style-name="P6">CONTRATO DE TRABAJO</text:p>
          </table:table-cell>
          <table:covered-table-cell/>
          <table:covered-table-cell/>
          <table:covered-table-cell/>
        </table:table-row>
        <table:table-row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</table:table-row>
        <table:table-row>
          <table:table-cell table:style-name="Tabla1.A1" office:value-type="string">
            <text:p text:style-name="P3">Empleado:</text:p>
          </table:table-cell>
          <table:table-cell table:style-name="Tabla1.A1" office:value-type="string">
            <text:p text:style-name="P1"><text:text-input text:description="&lt;o.employee_id.name&gt;">Nombre Empleado</text:text-input></text:p>
          </table:table-cell>
          <table:table-cell table:style-name="Tabla1.A1" office:value-type="string">
            <text:p text:style-name="P3">Ref. Contrato:</text:p>
          </table:table-cell>
          <table:table-cell table:style-name="Tabla1.A1" office:value-type="string">
            <text:p text:style-name="P1"><text:text-input text:description="&lt;o.name&gt;">Referencia Contrato</text:text-input></text:p>
          </table:table-cell>
        </table:table-row>
        <table:table-row>
          <table:table-cell table:style-name="Tabla1.A1" office:value-type="string">
            <text:p text:style-name="P3">Tip. Contrato:</text:p>
          </table:table-cell>
          <table:table-cell table:style-name="Tabla1.A1" office:value-type="string">
            <text:p text:style-name="P1"><text:text-input text:description="&lt;o.job_id.name&gt;">Titulo Trabajo</text:text-input></text:p>
          </table:table-cell>
          <table:table-cell table:style-name="Tabla1.A1" office:value-type="string">
            <text:p text:style-name="P3">Salario:</text:p>
          </table:table-cell>
          <table:table-cell table:style-name="Tabla1.A1" office:value-type="string">
            <text:p text:style-name="P1"><text:text-input text:description="&lt;o.wage&gt;">Salario</text:text-input></text:p>
          </table:table-cell>
        </table:table-row>
      </table:table>
      <text:section text:style-name="Sect1" text:name="Section2">
        <text:p text:style-name="Text_20_body"/>
        <text:p text:style-name="Text_20_body"/>
        <table:table table:name="Tabla3" table:style-name="Tabla3">
          <table:table-column table:style-name="Tabla3.A"/>
          <table:table-column table:style-name="Tabla3.B"/>
          <table:table-column table:style-name="Tabla3.C"/>
          <table:table-column table:style-name="Tabla3.D"/>
          <table:table-row>
            <table:table-cell table:style-name="Tabla3.A1" table:number-columns-spanned="4" office:value-type="string">
              <text:p text:style-name="P8">DURACIÓN</text:p>
            </table:table-cell>
            <table:covered-table-cell/>
            <table:covered-table-cell/>
            <table:covered-table-cell/>
          </table:table-row>
          <table:table-row>
            <table:table-cell table:style-name="Tabla3.A1" office:value-type="string">
              <text:p text:style-name="P9"/>
            </table:table-cell>
            <table:table-cell table:style-name="Tabla3.A1" office:value-type="string">
              <text:p text:style-name="P9"/>
            </table:table-cell>
            <table:table-cell table:style-name="Tabla3.A1" office:value-type="string">
              <text:p text:style-name="P9"/>
            </table:table-cell>
            <table:table-cell table:style-name="Tabla3.A1" office:value-type="string">
              <text:p text:style-name="P9"/>
            </table:table-cell>
          </table:table-row>
          <table:table-row>
            <table:table-cell table:style-name="Tabla3.A1" office:value-type="string">
              <text:p text:style-name="P5">Fecha Inicio:</text:p>
            </table:table-cell>
            <table:table-cell table:style-name="Tabla3.A1" office:value-type="string">
              <text:p text:style-name="P9"><text:text-input text:description="&lt;o.date_start&gt;">Fecha Inicio</text:text-input></text:p>
            </table:table-cell>
            <table:table-cell table:style-name="Tabla3.A1" office:value-type="string">
              <text:p text:style-name="P5">Fecha Finalización:</text:p>
            </table:table-cell>
            <table:table-cell table:style-name="Tabla3.A1" office:value-type="string">
              <text:p text:style-name="P9"><text:text-input text:description="&lt;o.date_end&gt;">Fecha Fin</text:text-input></text:p>
            </table:table-cell>
          </table:table-row>
          <table:table-row>
            <table:table-cell table:style-name="Tabla3.A1" office:value-type="string">
              <text:p text:style-name="P5">Planificación de Trabajo:</text:p>
            </table:table-cell>
            <table:table-cell table:style-name="Tabla3.A1" table:number-columns-spanned="3" office:value-type="string">
              <text:p text:style-name="P9"><text:text-input text:description="&lt;o.working_hours.name&gt;">Planificacion Trabajo</text:text-input><text:text-input text:description="&lt;o.working_hours.name&gt;"/></text:p>
            </table:table-cell>
            <table:covered-table-cell/>
            <table:covered-table-cell/>
          </table:table-row>
        </table:table>
        <text:p text:style-name="P11"/>
        <text:p text:style-name="P11"/>
        <table:table table:name="Tabla4" table:style-name="Tabla4">
          <table:table-column table:style-name="Tabla4.A"/>
          <table:table-column table:style-name="Tabla4.B"/>
          <table:table-column table:style-name="Tabla4.C"/>
          <table:table-column table:style-name="Tabla4.D"/>
          <table:table-row>
            <table:table-cell table:style-name="Tabla4.A1" table:number-columns-spanned="4" office:value-type="string">
              <text:p text:style-name="P8">PERIODO PRUEBAS</text:p>
            </table:table-cell>
            <table:covered-table-cell/>
            <table:covered-table-cell/>
            <table:covered-table-cell/>
          </table:table-row>
          <table:table-row>
            <table:table-cell table:style-name="Tabla4.A1" office:value-type="string">
              <text:p text:style-name="P9"/>
            </table:table-cell>
            <table:table-cell table:style-name="Tabla4.A1" office:value-type="string">
              <text:p text:style-name="P9"/>
            </table:table-cell>
            <table:table-cell table:style-name="Tabla4.A1" office:value-type="string">
              <text:p text:style-name="P9"/>
            </table:table-cell>
            <table:table-cell table:style-name="Tabla4.A1" office:value-type="string">
              <text:p text:style-name="P9"/>
            </table:table-cell>
          </table:table-row>
          <table:table-row>
            <table:table-cell table:style-name="Tabla4.A1" office:value-type="string">
              <text:p text:style-name="P5">Fecha Inicio:</text:p>
            </table:table-cell>
            <table:table-cell table:style-name="Tabla4.A1" office:value-type="string">
              <text:p text:style-name="P9"><text:text-input text:description="&lt;o.trial_date_start&gt;">Fecha Inicio Pruebas</text:text-input></text:p>
            </table:table-cell>
            <table:table-cell table:style-name="Tabla4.A1" office:value-type="string">
              <text:p text:style-name="P5">Fecha Finalización:</text:p>
            </table:table-cell>
            <table:table-cell table:style-name="Tabla4.A1" office:value-type="string">
              <text:p text:style-name="P9"><text:text-input text:description="&lt;o.trial_date_end&gt;">Fecha Fin Pruebas</text:text-input></text:p>
            </table:table-cell>
          </table:table-row>
        </table:table>
        <text:p text:style-name="P11"/>
        <text:p text:style-name="P11"/>
        <table:table table:name="Tabla5" table:style-name="Tabla5">
          <table:table-column table:style-name="Tabla5.A"/>
          <table:table-column table:style-name="Tabla5.B"/>
          <table:table-row>
            <table:table-cell table:style-name="Tabla5.A1" table:number-columns-spanned="2" office:value-type="string">
              <text:p text:style-name="P8">PERMISO DE TRABAJO</text:p>
            </table:table-cell>
            <table:covered-table-cell/>
          </table:table-row>
          <table:table-row>
            <table:table-cell table:style-name="Tabla5.A1" office:value-type="string">
              <text:p text:style-name="P5">Número de visado:</text:p>
            </table:table-cell>
            <table:table-cell table:style-name="Tabla5.A1" office:value-type="string">
              <text:p text:style-name="P9"><text:text-input text:description="&lt;o.visa_no&gt;">Numero Visado</text:text-input></text:p>
            </table:table-cell>
          </table:table-row>
          <table:table-row>
            <table:table-cell table:style-name="Tabla5.A1" office:value-type="string">
              <text:p text:style-name="P5">Número de permiso de trabajo:</text:p>
            </table:table-cell>
            <table:table-cell table:style-name="Tabla5.A1" office:value-type="string">
              <text:p text:style-name="P9"><text:text-input text:description="&lt;o.permit_no&gt;">Numero Permiso Trabajo</text:text-input></text:p>
            </table:table-cell>
          </table:table-row>
          <table:table-row>
            <table:table-cell table:style-name="Tabla5.A1" office:value-type="string">
              <text:p text:style-name="P5">Fecha expiración visado:</text:p>
            </table:table-cell>
            <table:table-cell table:style-name="Tabla5.A1" office:value-type="string">
              <text:p text:style-name="P9"><text:text-input text:description="&lt;o.visa_expire&gt;">Fecha Expiracion Visado</text:text-input><text:text-input text:description="&lt;o.visa_expire&gt;"/></text:p>
            </table:table-cell>
          </table:table-row>
        </table:table>
        <text:p text:style-name="P11"/>
        <text:p text:style-name="P11"/>
        <table:table table:name="Tabla7" table:style-name="Tabla7">
          <table:table-column table:style-name="Tabla7.A"/>
          <table:table-row>
            <table:table-cell table:style-name="Tabla7.A1" office:value-type="string">
              <text:p text:style-name="P6">VENTAJAS</text:p>
            </table:table-cell>
          </table:table-row>
          <table:table-row>
            <table:table-cell table:style-name="Tabla7.A1" office:value-type="string">
              <text:p text:style-name="P2"><text:text-input text:description="&lt;o.advantages&gt;">Ventajas</text:text-input></text:p>
            </table:table-cell>
          </table:table-row>
        </table:table>
        <text:h text:style-name="P14" text:outline-level="2"/>
        <table:table table:name="Tabla8" table:style-name="Tabla8">
          <table:table-column table:style-name="Tabla8.A"/>
          <table:table-row>
            <table:table-cell table:style-name="Tabla8.A1" office:value-type="string">
              <text:p text:style-name="P8">NOTAS</text:p>
            </table:table-cell>
          </table:table-row>
          <table:table-row>
            <table:table-cell table:style-name="Tabla8.A1" office:value-type="string">
              <text:p text:style-name="P10"><text:text-input text:description="&lt;o.notes&gt;">Notas</text:text-input></text:p>
            </table:table-cell>
          </table:table-row>
        </table:table>
        <text:h text:style-name="P12" text:outline-level="2"/>
        <text:h text:style-name="P15" text:outline-level="2"><text:text-input text:description="&lt;if test=&quot;o.general_contract_conditions_ids&quot;&gt;">If Condiciones Generales</text:text-input></text:h>
        <table:table table:name="Tabla2" table:style-name="Tabla2">
          <table:table-column table:style-name="Tabla2.A"/>
          <table:table-row>
            <table:table-cell table:style-name="Tabla2.A1" office:value-type="string">
              <text:p text:style-name="P7">CONDICIONES GENERALES</text:p>
            </table:table-cell>
          </table:table-row>
          <table:table-row>
            <table:table-cell table:style-name="Tabla2.A1" office:value-type="string">
              <text:p text:style-name="Table_20_Contents"><text:text-input text:description="&lt;for each=&quot;a in o.general_contract_conditions_ids&quot;&gt;">starts for loop</text:text-input></text:p>
            </table:table-cell>
          </table:table-row>
          <table:table-row>
            <table:table-cell table:style-name="Tabla2.A1" office:value-type="string">
              <text:p text:style-name="P4">Código: <text:span text:style-name="T1"><text:text-input text:description="&lt;a.code&gt;">Codigo</text:text-input></text:span></text:p>
            </table:table-cell>
          </table:table-row>
          <table:table-row>
            <table:table-cell table:style-name="Tabla2.A1" office:value-type="string">
              <text:p text:style-name="Table_20_Contents"><text:text-input text:description="&lt;a.description&gt;">Descripcion</text:text-input></text:p>
            </table:table-cell>
          </table:table-row>
          <table:table-row>
            <table:table-cell table:style-name="Tabla2.A1" office:value-type="string">
              <text:p text:style-name="Table_20_Contents"><text:text-input text:description="&lt;/for&gt;">ends for loop</text:text-input></text:p>
            </table:table-cell>
          </table:table-row>
        </table:table>
        <text:p text:style-name="P11"><text:text-input text:description="&lt;/if&gt;">/if</text:text-input></text:p>
        <text:p text:style-name="P11"/>
        <text:h text:style-name="P13" text:outline-level="2"><text:text-input text:description="&lt;if test=&quot;o.particular_contract_conditions_ids&quot;&gt;">If Condiciones Particulares</text:text-input></text:h>
        <table:table table:name="Tabla6" table:style-name="Tabla6">
          <table:table-column table:style-name="Tabla6.A"/>
          <table:table-row>
            <table:table-cell table:style-name="Tabla6.A1" office:value-type="string">
              <text:p text:style-name="P7">CONDICIONES PATICULARES</text:p>
            </table:table-cell>
          </table:table-row>
          <table:table-row>
            <table:table-cell table:style-name="Tabla6.A1" office:value-type="string">
              <text:p text:style-name="Table_20_Contents"><text:text-input text:description="&lt;for each=&quot;a in o.particular_contract_conditions_ids&quot;&gt;">starts for loop</text:text-input></text:p>
            </table:table-cell>
          </table:table-row>
          <table:table-row>
            <table:table-cell table:style-name="Tabla6.A1" office:value-type="string">
              <text:p text:style-name="P4">Código: <text:span text:style-name="T1"><text:text-input text:description="&lt;a.code&gt;">Codigo</text:text-input></text:span></text:p>
            </table:table-cell>
          </table:table-row>
          <table:table-row>
            <table:table-cell table:style-name="Tabla6.A1" office:value-type="string">
              <text:p text:style-name="Table_20_Contents"><text:text-input text:description="&lt;a.description&gt;">Descripcion</text:text-input></text:p>
            </table:table-cell>
          </table:table-row>
          <table:table-row>
            <table:table-cell table:style-name="Tabla6.A1" office:value-type="string">
              <text:p text:style-name="Table_20_Contents"><text:text-input text:description="&lt;/for&gt;">ends for loop</text:text-input></text:p>
            </table:table-cell>
          </table:table-row>
        </table:table>
        <text:p text:style-name="P11"><text:text-input text:description="&lt;/if&gt;">/if</text:text-input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page-number text:select-page="current">2</text:page-number> of <text:page-count>2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3-05-08T11:18:24</dc:date>
    <meta:editing-duration>P1DT18M37S</meta:editing-duration>
    <meta:editing-cycles>183</meta:editing-cycles>
    <meta:generator>LibreOffice/3.5$Linux_x86 LibreOffice_project/350m1$Build-2</meta:generator>
    <dc:creator>alfredo </dc:creator>
    <meta:document-statistic meta:table-count="8" meta:image-count="0" meta:object-count="0" meta:page-count="2" meta:paragraph-count="47" meta:word-count="101" meta:character-count="697" meta:non-whitespace-character-count="641"/>
    <meta:user-defined meta:name="Info 1"/>
    <meta:user-defined meta:name="Info 2"/>
    <meta:user-defined meta:name="Info 3"/>
    <meta:user-defined meta:name="Info 4"/>
  </office:meta>
</office:document-meta>
</file>